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300000056B0F797FB50CA1B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c48b5" officeooo:paragraph-rsid="000c48b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48b5" officeooo:paragraph-rsid="000c48b5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c48b5" officeooo:paragraph-rsid="000c48b5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c48b5" officeooo:paragraph-rsid="0012d23c" style:font-weight-asian="normal" style:font-weight-complex="normal"/>
    </style:style>
    <style:style style:name="T1" style:family="text">
      <style:text-properties officeooo:rsid="0010722e"/>
    </style:style>
    <style:style style:name="T2" style:family="text">
      <style:text-properties officeooo:rsid="001280a5"/>
    </style:style>
    <style:style style:name="T3" style:family="text">
      <style:text-properties officeooo:rsid="0012d23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 2 : LEXICAL ANALYZER USING LEX TOOL</text:p>
      <text:list xml:id="list2325994177" text:style-name="L1">
        <text:list-item>
          <text:p text:style-name="P3">Start</text:p>
        </text:list-item>
        <text:list-item>
          <text:p text:style-name="P3">Declare global file pointer output</text:p>
        </text:list-item>
        <text:list-item>
          <text:p text:style-name="P4">Define start conditions : COMMEN<text:span text:style-name="T3">T</text:span></text:p>
          <text:p text:style-name="P4"/>
        </text:list-item>
        <text:list-item>
          <text:p text:style-name="P4">"#include" Preprocessor Directive</text:p>
        </text:list-item>
        <text:list-item>
          <text:p text:style-name="P4">Keywords – keyword</text:p>
        </text:list-item>
        <text:list-item>
          <text:p text:style-name="P4">\"[^\"\n]*\" Strings </text:p>
        </text:list-item>
        <text:list-item>
          <text:p text:style-name="P4">[0-9]+ Numbers </text:p>
        </text:list-item>
        <text:list-item>
          <text:p text:style-name="P4">[a-zA-Z][a-zA-Z0-9]* Identifiers </text:p>
        </text:list-item>
        <text:list-item>
          <text:p text:style-name="P4">[][{}();,] Special Symbols </text:p>
        </text:list-item>
        <text:list-item>
          <text:p text:style-name="P4">&lt;COMMENT&gt; handle comments</text:p>
        </text:list-item>
        <text:list-item>
          <text:p text:style-name="P4">. ( <text:span text:style-name="T2">rules other than </text:span>mentioned above ) Operators</text:p>
          <text:p text:style-name="P3"/>
        </text:list-item>
        <text:list-item>
          <text:p text:style-name="P3">yywrap<text:span text:style-name="T1">()</text:span> indicate <text:span text:style-name="T1">the</text:span> end of input</text:p>
        </text:list-item>
        <text:list-item>
          <text:p text:style-name="P4">In the main function - Open input file (input.c) for reading and output file (output.txt) for writing</text:p>
        </text:list-item>
        <text:list-item>
          <text:p text:style-name="P4">Set the input file for lexical analysis using yyin</text:p>
        </text:list-item>
        <text:list-item>
          <text:p text:style-name="P4">Call yylex to initiate lexical analysis <text:s text:c="3"/></text:p>
        </text:list-item>
        <text:list-item>
          <text:p text:style-name="P3">Stop</text:p>
        </text:list-item>
      </text:list>
      <text:p text:style-name="P2"/>
      <text:p text:style-name="P2"/>
      <text:p text:style-name="P2"><draw:frame draw:style-name="fr1" draw:name="Image1" text:anchor-type="char" svg:width="17cm" svg:height="1.935cm" draw:z-index="0"><draw:image xlink:href="Pictures/10000000000002F300000056B0F797FB50CA1B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08:01:17.091286882</meta:creation-date>
    <dc:date>2023-12-05T02:14:48.891940792</dc:date>
    <meta:editing-duration>PT5M6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1" meta:paragraph-count="17" meta:word-count="100" meta:character-count="602" meta:non-whitespace-character-count="526"/>
  </office:meta>
</office:document-meta>
</file>